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P8" style:family="paragraph" style:parent-style-name="List_20_Paragraph" style:list-style-name="WWNum3"/>
    <style:style style:name="P9" style:family="paragraph" style:parent-style-name="List_20_Paragraph" style:list-style-name="WWNum4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roup A4</text:span></text:p>
      <text:p text:style-name="P1"><text:span text:style-name="T1">Nathan G, Mitch H</text:span></text:p>
      <text:p text:style-name="P1"><text:span text:style-name="T1">Tristan M, Charlie L</text:span></text:p>
      <text:p text:style-name="P2"><text:span text:style-name="T2">Group A2 Independent Inspection</text:span></text:p>
      <text:p text:style-name="Standard"><text:span text:style-name="T2">Primary Criticism: </text:span><text:span text:style-name="T4">PUT ALL DOCUMENTS INTO ONE PDF</text:span></text:p>
      <text:p text:style-name="Standard"><text:span text:style-name="T3">Data Dictionary</text:span></text:p>
      <text:list xml:id="list1028283140405582481" text:style-name="WWNum1">
        <text:list-item>
          <text:p text:style-name="P6"><text:span text:style-name="T1">Remove functions (ex: remove item, search, add item, etc). Should be data not actions.</text:span></text:p>
        </text:list-item>
        <text:list-item>
          <text:p text:style-name="P6"><text:span text:style-name="T1">Relation data should be shared data between objects not actions</text:span></text:p>
        </text:list-item>
        <text:list-item>
          <text:p text:style-name="P6"><text:span text:style-name="T1">Separate items more clearly (surround different data with lines)</text:span></text:p>
        </text:list-item>
      </text:list>
      <text:p text:style-name="Standard"><text:span text:style-name="T3">Roles</text:span></text:p>
      <text:list xml:id="list6217027728610386430" text:style-name="WWNum2">
        <text:list-item>
          <text:p text:style-name="P7"><text:span text:style-name="T1">Detailed. Maybe add some prediction for the design phases whether it ends up being accurate or not.</text:span></text:p>
        </text:list-item>
      </text:list>
      <text:p text:style-name="Standard"><text:span text:style-name="T3">Intro, Program Description, General Design, Requirements</text:span></text:p>
      <text:list xml:id="list174851196818779" text:continue-numbering="true" text:style-name="WWNum2">
        <text:list-item>
          <text:p text:style-name="P7"><text:span text:style-name="T1">Good Diagrams</text:span></text:p>
        </text:list-item>
        <text:list-item>
          <text:p text:style-name="P7"><text:span text:style-name="T1">Good Program Intro and Description</text:span><text:bookmark text:name="_GoBack"/></text:p>
        </text:list-item>
        <text:list-item>
          <text:p text:style-name="P7"><text:span text:style-name="T1">Prioritize your requirements. Define “should” as requirements to be added if time permits and use “shall” as requirements that </text:span><text:span text:style-name="T2">will</text:span><text:span text:style-name="T1"> be in the program.</text:span></text:p>
        </text:list-item>
      </text:list>
      <text:p text:style-name="Standard"><text:span text:style-name="T3">Use Case Diagram</text:span></text:p>
      <text:list xml:id="list8027825257441280580" text:style-name="WWNum3">
        <text:list-item>
          <text:p text:style-name="P8"><text:span text:style-name="T1">Should have more than one actor. You will need to have database for users that can be logged in and items that can be added from. </text:span></text:p>
        </text:list-item>
        <text:list-item>
          <text:p text:style-name="P8"><text:span text:style-name="T1">Should have administration actor that can maintain program or edit settings.</text:span></text:p>
        </text:list-item>
        <text:list-item>
          <text:p text:style-name="P8"><text:span text:style-name="T1">Add some includes and extends relations to your use case diagram. </text:span></text:p>
        </text:list-item>
        <text:list-item>
          <text:p text:style-name="P8"><text:span text:style-name="T1">Nice color scheme </text:span></text:p>
        </text:list-item>
      </text:list>
      <text:p text:style-name="Standard"><text:span text:style-name="T3">Development Plan</text:span></text:p>
      <text:list xml:id="list4290993959894956565" text:style-name="WWNum4">
        <text:list-item>
          <text:p text:style-name="P9"><text:span text:style-name="T1">Detailed. Nice job.</text:span></text:p>
        </text:list-item>
      </text:list>
      <text:p text:style-name="P3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P Gunderson</meta:initial-creator>
    <dc:creator>Computer </dc:creator>
    <meta:editing-cycles>1</meta:editing-cycles>
    <meta:creation-date>2015-10-29T23:23:00</meta:creation-date>
    <dc:date>2015-11-09T17:48:49.161848666</dc:date>
    <meta:editing-duration>PT15S</meta:editing-duration>
    <meta:generator>LibreOffice/4.2.8.2$Linux_x86 LibreOffice_project/420m0$Build-2</meta:generator>
    <meta:document-statistic meta:table-count="0" meta:image-count="0" meta:object-count="0" meta:page-count="2" meta:paragraph-count="22" meta:word-count="183" meta:character-count="1063" meta:non-whitespace-character-count="911"/>
    <meta:user-defined meta:name="AppVersion">15.0000</meta:user-defined>
    <meta:user-defined meta:name="Company">UW Platte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